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nt('Hello, Django girls!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1T12:04:44.872179178</meta:creation-date>
    <dc:date>2022-01-01T12:06:13.939539801</dc:date>
    <meta:editing-duration>PT1M3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" meta:character-count="29" meta:non-whitespace-character-count="27"/>
  </office:meta>
</office:document-meta>
</file>